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style:style style:name="T61" style:family="text">
      <style:text-properties officeooo:rsid="007493f4"/>
    </style:style>
    <style:style style:name="T62" style:family="text">
      <style:text-properties officeooo:rsid="0075de01"/>
    </style:style>
    <style:style style:name="T63" style:family="text">
      <style:text-properties officeooo:rsid="007687cf"/>
    </style:style>
    <style:style style:name="T64" style:family="text">
      <style:text-properties officeooo:rsid="007856c0"/>
    </style:style>
    <style:style style:name="T65" style:family="text">
      <style:text-properties officeooo:rsid="00799ebb"/>
    </style:style>
    <style:style style:name="T66" style:family="text">
      <style:text-properties officeooo:rsid="007b47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3961448505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1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2242853678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<text:span text:style-name="T63">zana</text:span> Magiczn<text:span text:style-name="T63">a</text:span> Istot<text:span text:style-name="T63">a</text:span>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865928820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v<text:span text:style-name="T65">a</text:span>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81532414772788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531682290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2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1152722894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e<text:span text:style-name="T66">a</text:span>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3451468622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2234275155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<text:span text:style-name="T64">a</text:span>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2138583362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2485130215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424925839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2250648933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791435924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93363621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3087551270" text:style-name="L14">
        <text:list-item>
          <text:p text:style-name="P108">Object Bond (Więź z Obiektem)</text:p>
        </text:list-item>
        <text:list-item>
          <text:p text:style-name="P109">Object Bond Mastery (Mistrzostwo Więzi <text:span text:style-name="T64">z</text:span> 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1150039925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551762680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2805565919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1480404149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2396523225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1704800849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1207436466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124820943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854558954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24941632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6-01T08:15:30.645000000</dc:date>
    <meta:editing-duration>PT18H2M16S</meta:editing-duration>
    <meta:editing-cycles>60</meta:editing-cycles>
    <meta:document-statistic meta:table-count="0" meta:image-count="0" meta:object-count="0" meta:page-count="23" meta:paragraph-count="1134" meta:word-count="5795" meta:character-count="38375" meta:non-whitespace-character-count="34815"/>
  </office:meta>
</office:document-meta>
</file>